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ventAdapterGenerator.makeEventAdapterClass( Class listenerType , boolean writeClassFile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82">
            <text:p text:style-name="Table_20_Contents">82</text:p>
          </table:table-cell>
          <table:table-cell office:value-type="float" office:value="289">
            <text:p text:style-name="Table_20_Contents">2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